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8.89cm" svg:height="3.81cm" svg:x="6.08cm" svg:y="14.97cm">
          <text:p text:style-name="P1">Sistema nacional de registro </text:p>
          <text:p text:style-name="P1">de personas de la ciudad </text:p>
          <text:p text:style-name="P1">de Guatemala</text:p>
          <text:p text:style-name="P1">[0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4.445cm" svg:height="1.905cm" svg:x="-0.27cm" svg:y="6.715cm">
          <text:p text:style-name="P1">Operad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952cm" svg:y1="8.62cm" svg:x2="6.08cm" svg:y2="16.875cm" draw:start-shape="id1" draw:start-glue-point="2" draw:end-shape="id2" draw:end-glue-point="3" svg:d="m1952 8620v8255h4128">
          <text:p/>
        </draw:connector>
        <draw:frame draw:style-name="gr3" draw:layer="layout" svg:width="7.652cm" svg:height="0.962cm" svg:x="-2.207cm" svg:y="17.51cm">
          <draw:text-box>
            <text:p>Actos civiles de personas</text:p>
          </draw:text-box>
        </draw:frame>
        <draw:connector draw:style-name="gr2" draw:text-style-name="P1" draw:layer="layout" svg:x1="1.952cm" svg:y1="8.62cm" svg:x2="10.525cm" svg:y2="14.97cm" draw:start-shape="id1" draw:start-glue-point="2" draw:end-shape="id2" draw:end-glue-point="0" svg:d="m1952 8620v3175h8573v3175">
          <text:p/>
        </draw:connector>
        <draw:frame draw:style-name="gr3" draw:layer="layout" svg:width="7.368cm" svg:height="0.962cm" svg:x="2.522cm" svg:y="10.525cm">
          <draw:text-box>
            <text:p>Estado civil de personas</text:p>
          </draw:text-box>
        </draw:frame>
        <draw:connector draw:style-name="gr2" draw:text-style-name="P1" draw:layer="layout" svg:x1="4.175cm" svg:y1="7.667cm" svg:x2="10.525cm" svg:y2="14.97cm" draw:start-shape="id1" draw:start-glue-point="1" draw:end-shape="id2" draw:end-glue-point="0" svg:d="m4175 7667h6350v7303">
          <text:p/>
        </draw:connector>
        <draw:frame draw:style-name="gr3" draw:layer="layout" svg:width="7.932cm" svg:height="0.962cm" svg:x="5.768cm" svg:y="6.388cm">
          <draw:text-box>
            <text:p>Registro mayores de edad</text:p>
          </draw:text-box>
        </draw:frame>
        <draw:custom-shape draw:style-name="gr1" draw:text-style-name="P1" draw:id="id3" draw:layer="layout" svg:width="4.445cm" svg:height="1.905cm" svg:x="8.32cm" svg:y="23.86cm">
          <text:p text:style-name="P1">Registro físic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1.27cm -4.578cm" svg:x1="10.525cm" svg:y1="18.78cm" svg:x2="8.32cm" svg:y2="24.812cm" draw:start-shape="id2" draw:start-glue-point="2" draw:end-shape="id3" draw:end-glue-point="3" svg:d="m10525 18780v1270h-7285v4762h5080">
          <text:p/>
        </draw:connector>
        <draw:frame draw:style-name="gr3" draw:layer="layout" svg:width="5.819cm" svg:height="2.384cm" svg:x="-2.71cm" svg:y="21.555cm">
          <draw:text-box>
            <text:p text:style-name="P1">Documentos sobre</text:p>
            <text:p text:style-name="P1">actos civiles</text:p>
            <text:p text:style-name="P1">sobre personas</text:p>
          </draw:text-box>
        </draw:frame>
        <draw:connector draw:style-name="gr2" draw:text-style-name="P1" draw:layer="layout" svg:x1="10.525cm" svg:y1="18.78cm" svg:x2="10.542cm" svg:y2="23.86cm" draw:start-shape="id2" draw:start-glue-point="2" draw:end-shape="id3" svg:d="m10525 18780v2540h17v2540">
          <text:p/>
        </draw:connector>
        <draw:frame draw:style-name="gr3" draw:layer="layout" svg:width="9.798cm" svg:height="3.095cm" svg:x="10.525cm" svg:y="20.05cm">
          <draw:text-box>
            <text:p>Partida de nacimiento</text:p>
            <text:p>Constancia de nacimiento</text:p>
            <text:p>Constancia de matrimonio</text:p>
            <text:p>Constancia docto. Reg. vecindad</text:p>
          </draw:text-box>
        </draw:frame>
        <draw:custom-shape draw:style-name="gr1" draw:text-style-name="P1" draw:id="id4" draw:layer="layout" svg:width="5.715cm" svg:height="2.54cm" svg:x="22.59cm" svg:y="10.525cm">
          <text:p text:style-name="P1">Institución</text:p>
          <text:p text:style-name="P1">Gubernament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97cm" svg:y1="16.875cm" svg:x2="22.59cm" svg:y2="11.795cm" draw:start-shape="id2" draw:start-glue-point="1" draw:end-shape="id4" draw:end-glue-point="3" svg:d="m14970 16875h3810v-5080h3810">
          <text:p/>
        </draw:connector>
        <draw:frame draw:style-name="gr3" draw:layer="layout" svg:width="3.812cm" svg:height="1.673cm" svg:x="14.97cm" svg:y="12.662cm">
          <draw:text-box>
            <text:p>Información</text:p>
            <text:p>estadística</text:p>
          </draw:text-box>
        </draw:frame>
        <draw:custom-shape draw:style-name="gr1" draw:text-style-name="P1" draw:id="id5" draw:layer="layout" svg:width="4.445cm" svg:height="1.905cm" svg:x="21.955cm" svg:y="19.415cm">
          <text:p text:style-name="P1">Operad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97cm" svg:y1="16.875cm" svg:x2="24.177cm" svg:y2="19.415cm" draw:start-shape="id2" draw:start-glue-point="1" draw:end-shape="id5" draw:end-glue-point="0" svg:d="m14970 16875h9207v2540">
          <text:p/>
        </draw:connector>
        <draw:frame draw:style-name="gr3" draw:layer="layout" svg:width="5.324cm" svg:height="1.673cm" svg:x="21.711cm" svg:y="15.202cm">
          <draw:text-box>
            <text:p>Número único de</text:p>
            <text:p>Identificació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ctor Hurtarte</meta:initial-creator>
    <meta:creation-date>2010-05-21T00:18:05</meta:creation-date>
    <dc:date>2010-05-21T01:42:33</dc:date>
    <dc:creator>Hector Hurtarte</dc:creator>
    <meta:editing-duration>PT00H21M13S</meta:editing-duration>
    <meta:editing-cycles>1</meta:editing-cycles>
    <meta:document-statistic meta:object-count="19"/>
    <meta:generator>OpenOffice.org/3.2$Linux OpenOffice.org_project/320m12$Build-9483</meta:generator>
  </office:meta>
</office:document-meta>
</file>